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297cm" table:align="margins" style:writing-mode="lr-tb"/>
    </style:style>
    <style:style style:name="表格1.A" style:family="table-column">
      <style:table-column-properties style:column-width="9.125cm" style:rel-column-width="34572*"/>
    </style:style>
    <style:style style:name="表格1.B" style:family="table-column">
      <style:table-column-properties style:column-width="8.172cm" style:rel-column-width="30963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297cm" table:align="margins" style:writing-mode="lr-tb"/>
    </style:style>
    <style:style style:name="表格2.A" style:family="table-column">
      <style:table-column-properties style:column-width="8.648cm" style:rel-column-width="32767*"/>
    </style:style>
    <style:style style:name="表格2.B" style:family="table-column">
      <style:table-column-properties style:column-width="8.648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adam_5f_title_5f_1">
      <style:paragraph-properties fo:break-before="page"/>
    </style:style>
    <style:style style:name="P2" style:family="paragraph" style:parent-style-name="adam_5f_title_5f_2">
      <style:paragraph-properties fo:break-before="page"/>
    </style:style>
    <style:style style:name="P3" style:family="paragraph" style:parent-style-name="adam_5f_title_5f_3">
      <style:paragraph-properties fo:break-before="page"/>
    </style:style>
    <style:style style:name="P4" style:family="paragraph" style:parent-style-name="adam_5f_title_5f_3">
      <style:paragraph-properties fo:break-before="page"/>
      <style:text-properties fo:language="zxx" fo:country="none"/>
    </style:style>
    <style:style style:name="P5" style:family="paragraph" style:parent-style-name="Standard">
      <style:text-properties fo:language="zxx" fo:country="none"/>
    </style:style>
    <style:style style:name="P6" style:family="paragraph" style:parent-style-name="Standard">
      <style:text-properties fo:font-variant="normal" fo:text-transform="none" fo:color="#000000" style:font-name="sans-serif" fo:font-size="10.5pt" fo:letter-spacing="normal" fo:font-style="normal" fo:font-weight="normal"/>
    </style:style>
    <style:style style:name="P7" style:family="paragraph" style:parent-style-name="adam_5f_table_5f_code">
      <style:paragraph-properties fo:margin-left="0cm" fo:margin-right="0cm" fo:text-indent="0cm" style:auto-text-indent="false"/>
    </style:style>
    <style:style style:name="P8" style:family="paragraph" style:parent-style-name="adam_5f_param">
      <style:text-properties fo:language="zxx" fo:country="none"/>
    </style:style>
    <style:style style:name="P9" style:family="paragraph" style:parent-style-name="adam_5f_param">
      <style:text-properties fo:language="en" fo:country="none"/>
    </style:style>
    <style:style style:name="P10" style:family="paragraph" style:parent-style-name="adam_5f_param_5f_bold">
      <style:text-properties fo:language="zxx" fo:country="none"/>
    </style:style>
    <style:style style:name="T1" style:family="text">
      <style:text-properties fo:language="zxx" fo:country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8fb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tty Python 可爱的Python</text:p>
      <text:p text:style-name="adam_5f_quote_5f_from">Chunting Gu, 2011/6/24</text:p>
      <text:p text:style-name="adam_5f_quote_5f_from">– KDIS Team Learning</text:p>
      <text:p text:style-name="adam_5f_param"/>
      <text:p text:style-name="adam_5f_param"/>
      <text:p text:style-name="Standard"/>
      <text:p text:style-name="P1">Definition</text:p>
      <text:p text:style-name="adam_5f_param_5f_bold"/>
      <text:p text:style-name="adam_5f_param_5f_bold">Python is a</text:p>
      <text:list xml:id="list2858520663286961414" text:style-name="List_20_1">
        <text:list-item>
          <text:h text:style-name="adam_5f_list_5f_agenda" text:outline-level="1">strongly typed,</text:h>
        </text:list-item>
        <text:list-item>
          <text:h text:style-name="adam_5f_list_5f_agenda" text:outline-level="1">dynamically, implicitly typed,</text:h>
        </text:list-item>
        <text:list-item>
          <text:h text:style-name="adam_5f_list_5f_agenda" text:outline-level="1">object-oriented</text:h>
        </text:list-item>
        <text:list-item>
          <text:h text:style-name="adam_5f_list_5f_agenda" text:outline-level="1">dynamic language.</text:h>
        </text:list-item>
      </text:list>
      <text:p text:style-name="Text_20_body"><text:line-break/></text:p>
      <text:p text:style-name="Text_20_body"/>
      <text:p text:style-name="P2">Strongly typed</text:p>
      <text:p text:style-name="adam_5f_param_5f_bold">强类型 vs. <text:span text:style-name="T3">弱</text:span>类型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adam_5f_table_5f_title">Strong typing</text:p>
          </table:table-cell>
          <table:table-cell table:style-name="表格1.B1" office:value-type="string">
            <text:p text:style-name="adam_5f_table_5f_title">Weak typing</text:p>
          </table:table-cell>
        </table:table-row>
        <table:table-row>
          <table:table-cell table:style-name="表格1.A2" office:value-type="string">
            <text:p text:style-name="adam_5f_table_5f_code">a = 2<text:line-break/>b = '2'<text:line-break/>concatenate(a, b) <text:s text:c="2"/># Type Error<text:line-break/>add(a, b) <text:s text:c="2"/># Type Error<text:line-break/>concatenate(str(a), b) <text:s text:c="2"/># '22'<text:line-break/>add(a, int(b)) <text:s text:c="2"/># 4</text:p>
          </table:table-cell>
          <table:table-cell table:style-name="表格1.B2" office:value-type="string">
            <text:p text:style-name="P7">a = 2<text:line-break/>b = '2'<text:line-break/><text:line-break/>concatenate(a, b) <text:s text:c="2"/># '22'<text:line-break/>add(a, b) <text:s text:c="2"/># 4</text:p>
          </table:table-cell>
        </table:table-row>
        <table:table-row>
          <table:table-cell table:style-name="表格1.A2" office:value-type="string">
            <text:p text:style-name="adam_5f_table_5f_param">C, C++, Java, Python</text:p>
          </table:table-cell>
          <table:table-cell table:style-name="表格1.B2" office:value-type="string">
            <text:p text:style-name="adam_5f_table_5f_param">PHP, JavaScript</text:p>
          </table:table-cell>
        </table:table-row>
      </table:table>
      <text:p text:style-name="adam_5f_param_5f_bold"/>
      <text:p text:style-name="adam_5f_code_5f_large"><text:span text:style-name="symbol0_5f_python">&gt;&gt;&gt;</text:span> i, s = <text:span text:style-name="number_5f_python">1</text:span>, <text:span text:style-name="string_5f_python">'1'</text:span></text:p>
      <text:p text:style-name="adam_5f_code_5f_large"><text:span text:style-name="symbol0_5f_python">&gt;&gt;&gt;</text:span> i + s</text:p>
      <text:p text:style-name="adam_5f_code_5f_large"><text:span text:style-name="keyword2_5f_python">Traceback</text:span> <text:span text:style-name="symbol0_5f_python">...</text:span>: ...</text:p>
      <text:p text:style-name="adam_5f_code_5f_large"><text:span text:style-name="keyword1_5f_python">TypeError</text:span>: unsupported operand <text:span text:style-name="keyword1_5f_python">type</text:span><text:span text:style-name="symbol0_5f_python">(</text:span>s<text:span text:style-name="symbol0_5f_python">)</text:span> <text:span text:style-name="keyword0_5f_python">for</text:span> +: <text:span text:style-name="string_5f_python">'int'</text:span> <text:span text:style-name="keyword0_5f_python">and</text:span> <text:span text:style-name="string_5f_python">'str'</text:span></text:p>
      <text:p text:style-name="P2">Dynamically typed</text:p>
      <text:p text:style-name="adam_5f_param_5f_bold">动态类型</text:p>
      <text:list xml:id="list101433727143537" text:continue-numbering="true" text:style-name="List_20_1">
        <text:list-item>
          <text:h text:style-name="adam_5f_list_5f_2" text:outline-level="1">Values have types but variables do not.</text:h>
        </text:list-item>
      </text:list>
      <text:p text:style-name="adam_5f_param"/>
      <text:p text:style-name="adam_5f_code_5f_large">Variable<text:tab/><text:tab/><text:tab/><text:tab/><text:tab/><text:tab/><text:tab/>Values</text:p>
      <text:p text:style-name="adam_5f_code_5f_large"/>
      <text:p text:style-name="adam_5f_code_5f_large"><text:s text:c="2"/>var <text:tab/><text:tab/><text:tab/><text:tab/>= <text:tab/><text:tab/><text:tab/><text:tab/><text:span text:style-name="number_5f_python">1</text:span></text:p>
      <text:p text:style-name="adam_5f_code_5f_large"><text:s text:c="2"/>var <text:tab/><text:tab/><text:tab/><text:tab/>= <text:tab/><text:tab/><text:tab/><text:tab/><text:span text:style-name="string_5f_python">"</text:span><text:span text:style-name="keyword2_5f_python">string</text:span><text:span text:style-name="string_5f_python">"</text:span></text:p>
      <text:p text:style-name="adam_5f_code_5f_large"><text:s text:c="2"/>var <text:tab/><text:tab/><text:tab/><text:tab/>= <text:tab/><text:tab/><text:tab/><text:tab/><text:span text:style-name="symbol0_5f_python">[</text:span><text:span text:style-name="number_5f_python">1</text:span>, <text:span text:style-name="number_5f_python">2</text:span>, <text:span text:style-name="number_5f_python">3</text:span><text:span text:style-name="symbol0_5f_python">]</text:span></text:p>
      <text:p text:style-name="adam_5f_param"/>
      <text:p text:style-name="adam_5f_param_5f_bold">Variables are just names bound to values.</text:p>
      <text:p text:style-name="adam_5f_param"><text:span text:style-name="keyword0_5f_python"/></text:p>
      <text:p text:style-name="P2">Implicitly typed</text:p>
      <text:p text:style-name="adam_5f_param_5f_bold">隐式类型</text:p>
      <text:list xml:id="list101433730133772" text:continue-numbering="true" text:style-name="List_20_1">
        <text:list-item>
          <text:h text:style-name="adam_5f_list_5f_2" text:outline-level="1">No type annotation.</text:h>
        </text:list-item>
      </text:list>
      <text:p text:style-name="adam_5f_param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adam_5f_table_5f_title">C++0x</text:p>
          </table:table-cell>
          <table:table-cell table:style-name="表格2.B1" office:value-type="string">
            <text:p text:style-name="adam_5f_table_5f_title">C#</text:p>
          </table:table-cell>
        </table:table-row>
        <table:table-row>
          <table:table-cell table:style-name="表格2.A2" office:value-type="string">
            <text:p text:style-name="adam_5f_code_5f_large"><text:span text:style-name="keyword3_5f_cpp">auto</text:span> it <text:span text:style-name="symbol1_5f_cpp">=</text:span> v.<text:span text:style-name="member0_5f_cpp">begin</text:span><text:span text:style-name="symbol0_5f_cpp">()</text:span><text:span text:style-name="symbol4_5f_cpp">;</text:span></text:p>
          </table:table-cell>
          <table:table-cell table:style-name="表格2.B2" office:value-type="string">
            <text:p text:style-name="adam_5f_code_5f_large">var i <text:span text:style-name="symbol0_5f_csharp">=</text:span> <text:span text:style-name="number_5f_csharp">1</text:span><text:span text:style-name="symbol0_5f_csharp">;</text:span></text:p>
            <text:p text:style-name="adam_5f_code_5f_large">var s <text:span text:style-name="symbol0_5f_csharp">=</text:span> <text:span text:style-name="string_5f_csharp">"string"</text:span><text:span text:style-name="symbol0_5f_csharp">;</text:span></text:p>
          </table:table-cell>
        </table:table-row>
        <table:table-row>
          <table:table-cell table:style-name="表格2.B2" table:number-columns-spanned="2" office:value-type="string">
            <text:p text:style-name="adam_5f_table_5f_title"/>
          </table:table-cell>
          <table:covered-table-cell/>
        </table:table-row>
        <table:table-row>
          <table:table-cell table:style-name="表格2.B2" table:number-columns-spanned="2" office:value-type="string">
            <text:p text:style-name="adam_5f_table_5f_title">Python</text:p>
          </table:table-cell>
          <table:covered-table-cell/>
        </table:table-row>
        <table:table-row>
          <table:table-cell table:style-name="表格2.A2" office:value-type="string">
            <text:p text:style-name="adam_5f_code_5f_large">i, s = <text:span text:style-name="number_5f_python">1, </text:span><text:span text:style-name="string_5f_python">"string"</text:span></text:p>
          </table:table-cell>
          <table:table-cell table:style-name="表格2.B2" table:number-rows-spanned="2" office:value-type="string">
            <text:p text:style-name="adam_5f_code_5f_large"><text:span text:style-name="keyword0_5f_python">class</text:span><text:span text:style-name="string_5f_python"> A:</text:span></text:p>
            <text:p text:style-name="adam_5f_code_5f_large"><text:span text:style-name="string_5f_python"><text:s text:c="4"/></text:span><text:span text:style-name="keyword0_5f_python">def</text:span><text:span text:style-name="string_5f_python"> </text:span><text:span text:style-name="keyword3_5f_python">__init__</text:span><text:span text:style-name="symbol0_5f_python">(</text:span><text:span text:style-name="keyword1_5f_python">self</text:span><text:span text:style-name="symbol0_5f_python">)</text:span><text:span text:style-name="string_5f_python">:</text:span></text:p>
            <text:p text:style-name="adam_5f_code_5f_large"><text:span text:style-name="string_5f_python"><text:s text:c="8"/></text:span><text:span text:style-name="keyword1_5f_python">self</text:span><text:span text:style-name="string_5f_python">.</text:span><text:span text:style-name="member0_5f_python">value</text:span><text:span text:style-name="string_5f_python"> = </text:span><text:span text:style-name="number_5f_python">0</text:span></text:p>
          </table:table-cell>
        </table:table-row>
        <table:table-row>
          <table:table-cell table:style-name="表格2.A2" office:value-type="string">
            <text:p text:style-name="adam_5f_code_5f_large"><text:span text:style-name="keyword0_5f_python">def</text:span> func<text:span text:style-name="symbol0_5f_python">(</text:span>arg<text:span text:style-name="symbol0_5f_python">)</text:span>:</text:p>
            <text:p text:style-name="adam_5f_code_5f_large"><text:s text:c="4"/><text:span text:style-name="keyword0_5f_python">pass</text:span></text:p>
          </table:table-cell>
          <table:covered-table-cell/>
        </table:table-row>
      </table:table>
      <text:p text:style-name="adam_5f_param"><text:span text:style-name="string_5f_python"/></text:p>
      <text:p text:style-name="P2">Object-oriented</text:p>
      <text:p text:style-name="adam_5f_param_5f_bold">一切皆为对象</text:p>
      <text:p text:style-name="adam_5f_code_5f_large"><text:span text:style-name="keyword0_5f_python">for</text:span> attr <text:span text:style-name="keyword0_5f_python">in</text:span> <text:span text:style-name="keyword1_5f_python">dir</text:span><text:span text:style-name="symbol0_5f_python">(</text:span><text:span text:style-name="number_5f_python">1</text:span><text:span text:style-name="symbol0_5f_python">)</text:span>:</text:p>
      <text:p text:style-name="adam_5f_code_5f_large"><text:s text:c="4"/><text:span text:style-name="keyword0_5f_python">print</text:span> attr</text:p>
      <text:p text:style-name="adam_5f_code"/>
      <text:p text:style-name="adam_5f_code">__abs__</text:p>
      <text:p text:style-name="adam_5f_code">__add__</text:p>
      <text:p text:style-name="adam_5f_code">__and__</text:p>
      <text:p text:style-name="adam_5f_code">__cmp__</text:p>
      <text:p text:style-name="adam_5f_code">...</text:p>
      <text:p text:style-name="adam_5f_param"/>
      <text:p text:style-name="adam_5f_code_5f_large"><text:span text:style-name="symbol0_5f_python">&gt;&gt;&gt;</text:span> <text:span text:style-name="keyword0_5f_python">def</text:span> func<text:span text:style-name="symbol0_5f_python">()</text:span>:</text:p>
      <text:p text:style-name="adam_5f_code_5f_large">... <text:s text:c="4"/><text:span text:style-name="string_5f_python">"""this is the doc of function func()"""</text:span></text:p>
      <text:p text:style-name="adam_5f_code_5f_large">... <text:s text:c="4"/><text:span text:style-name="member0_5f_python">pass</text:span></text:p>
      <text:p text:style-name="adam_5f_code_5f_large"><text:span text:style-name="symbol0_5f_python">&gt;&gt;&gt;</text:span> <text:span text:style-name="keyword0_5f_python">print</text:span> func.__doc__</text:p>
      <text:p text:style-name="adam_5f_code_5f_large">this is the doc of function f()</text:p>
      <text:p text:style-name="P2">Dynamic Language</text:p>
      <text:p text:style-name="adam_5f_param_5f_bold">动态语言</text:p>
      <text:list xml:id="list101433740148555" text:continue-numbering="true" text:style-name="List_20_1">
        <text:list-item>
          <text:h text:style-name="adam_5f_list_5f_agenda" text:outline-level="1">Eval (求值函数, e.g., eval(“1 + 2”) → 3)</text:h>
        </text:list-item>
        <text:list-item>
          <text:h text:style-name="adam_5f_list_5f_agenda" text:outline-level="1">Object runtime alteration (运行时调整对象的方法和属性)</text:h>
        </text:list-item>
        <text:list-item>
          <text:h text:style-name="adam_5f_list_5f_agenda" text:outline-level="1">Reflection (反射, 自省)</text:h>
        </text:list-item>
        <text:list-item>
          <text:h text:style-name="adam_5f_list_5f_agenda" text:outline-level="1">Closures (闭包)</text:h>
        </text:list-item>
      </text:list>
      <text:p text:style-name="adam_5f_param"/>
      <text:p text:style-name="adam_5f_quote_5f_from">– 郑晖，《冒号课堂》，P. 134</text:p>
      <text:p text:style-name="adam_5f_quote">动态语言能在<text:span text:style-name="T2">运行中</text:span>增加或改变数据结构、函数定义、对象行为或指令流程等。</text:p>
      <text:p text:style-name="adam_5f_quote">如果说<text:span text:style-name="T2">动态类型语言</text:span>的动态体现在<text:span text:style-name="T2">类型</text:span>上，<text:span text:style-name="T2">动态语言</text:span>的动态则体现在<text:span text:style-name="T2">结构和功能</text:span>上。</text:p>
      <text:p text:style-name="adam_5f_quote">静态语言也可以实现同样的效果，但既不方便也不自然。</text:p>
      <text:p text:style-name="adam_5f_param"/>
      <text:p text:style-name="P1"><text:bookmark text:name="internal-source-marker_0.71042648516595362"/>Examples</text:p>
      <text:list xml:id="list101433742156107" text:continue-numbering="true" text:style-name="List_20_1">
        <text:list-item>
          <text:h text:style-name="adam_5f_list_5f_agenda" text:outline-level="1">Swap values</text:h>
        </text:list-item>
        <text:list-item>
          <text:h text:style-name="adam_5f_list_5f_agenda" text:outline-level="1">Reverse a string</text:h>
        </text:list-item>
        <text:list-item>
          <text:h text:style-name="adam_5f_list_5f_agenda" text:outline-level="1">Loop in parallel over index and sequence items</text:h>
        </text:list-item>
        <text:list-item>
          <text:h text:style-name="adam_5f_list_5f_agenda" text:outline-level="1">Loop through multiple lists</text:h>
        </text:list-item>
      </text:list>
      <text:p text:style-name="P2">Swap Values</text:p>
      <text:p text:style-name="adam_5f_param"/>
      <text:p text:style-name="adam_5f_param_5f_bold">C++</text:p>
      <text:p text:style-name="adam_5f_code_5f_large">t <text:span text:style-name="symbol1_5f_cpp">=</text:span> a<text:span text:style-name="symbol4_5f_cpp">;</text:span></text:p>
      <text:p text:style-name="adam_5f_code_5f_large">a <text:span text:style-name="symbol1_5f_cpp">=</text:span> b<text:span text:style-name="symbol4_5f_cpp">;</text:span></text:p>
      <text:p text:style-name="adam_5f_code_5f_large">b <text:span text:style-name="symbol1_5f_cpp">=</text:span> t<text:span text:style-name="symbol4_5f_cpp">;</text:span></text:p>
      <text:p text:style-name="adam_5f_param"/>
      <text:p text:style-name="adam_5f_param_5f_bold">Python</text:p>
      <text:p text:style-name="adam_5f_code_5f_large">a, b = b, a</text:p>
      <text:p text:style-name="adam_5f_param"/>
      <text:p text:style-name="adam_5f_param">More values:</text:p>
      <text:p text:style-name="adam_5f_code_5f_large">a, b, c = b, c, a</text:p>
      <text:p text:style-name="adam_5f_param"/>
      <text:p text:style-name="adam_5f_param"/>
      <text:p text:style-name="P2"><text:bookmark text:name="internal-source-marker_0.71042648516595361"/>Reverse String</text:p>
      <text:p text:style-name="Standard"/>
      <text:p text:style-name="adam_5f_param_5f_bold">C++</text:p>
      <text:p text:style-name="adam_5f_code_5f_large"><text:span text:style-name="T1">std</text:span><text:span text:style-name="symbol4_5f_cpp"><text:span text:style-name="T1">::</text:span></text:span><text:span text:style-name="member1_5f_cpp"><text:span text:style-name="T1">string</text:span></text:span><text:span text:style-name="T1"> str </text:span><text:span text:style-name="symbol1_5f_cpp"><text:span text:style-name="T1">=</text:span></text:span><text:span text:style-name="T1"> </text:span><text:span text:style-name="string_5f_cpp"><text:span text:style-name="T1">"123"</text:span></text:span><text:span text:style-name="symbol4_5f_cpp"><text:span text:style-name="T1">;</text:span></text:span></text:p>
      <text:p text:style-name="adam_5f_code_5f_large"><text:span text:style-name="T1">std</text:span><text:span text:style-name="symbol4_5f_cpp"><text:span text:style-name="T1">::</text:span></text:span><text:span text:style-name="member1_5f_cpp"><text:span text:style-name="T1">reverse</text:span></text:span><text:span text:style-name="symbol0_5f_cpp"><text:span text:style-name="T1">(</text:span></text:span><text:span text:style-name="T1">str.</text:span><text:span text:style-name="member0_5f_cpp"><text:span text:style-name="T1">begin</text:span></text:span><text:span text:style-name="symbol0_5f_cpp"><text:span text:style-name="T1">()</text:span></text:span><text:span text:style-name="T1">, str.</text:span><text:span text:style-name="member0_5f_cpp"><text:span text:style-name="T1">end</text:span></text:span><text:span text:style-name="symbol0_5f_cpp"><text:span text:style-name="T1">())</text:span></text:span><text:span text:style-name="symbol4_5f_cpp"><text:span text:style-name="T1">;</text:span></text:span></text:p>
      <text:p text:style-name="P8"/>
      <text:p text:style-name="adam_5f_param_5f_bold">Python</text:p>
      <text:p text:style-name="adam_5f_code_5f_large"><text:span text:style-name="string_5f_python"><text:span text:style-name="T1">"123"</text:span></text:span><text:span text:style-name="symbol0_5f_python"><text:span text:style-name="T1">[</text:span></text:span><text:span text:style-name="T1">::</text:span><text:span text:style-name="number_5f_python"><text:span text:style-name="T1">-1</text:span></text:span><text:span text:style-name="symbol0_5f_python"><text:span text:style-name="T1">]</text:span></text:span></text:p>
      <text:p text:style-name="P5"/>
      <text:p text:style-name="P5"/>
      <text:p text:style-name="P5">The slicing syntax:</text:p>
      <text:p text:style-name="P5"/>
      <text:p text:style-name="adam_5f_code_5f_large">[begin : end : step]</text:p>
      <text:p text:style-name="adam_5f_title_5f_3"/>
      <text:p text:style-name="adam_5f_title_5f_3"><text:span text:style-name="comment0_5f_python"/></text:p>
      <text:p text:style-name="P2">Loop in Parallel over Index and Sequence Items</text:p>
      <text:p text:style-name="adam_5f_param_5f_bold">C++ for vector</text:p>
      <text:p text:style-name="adam_5f_code_5f_large"><text:span text:style-name="keyword0_5f_cpp">for</text:span> <text:span text:style-name="symbol0_5f_cpp">(</text:span><text:span text:style-name="keyword3_5f_cpp">size_t</text:span> i <text:span text:style-name="symbol1_5f_cpp">=</text:span> <text:span text:style-name="number_5f_cpp">0</text:span><text:span text:style-name="symbol4_5f_cpp">;</text:span> i <text:span text:style-name="symbol1_5f_cpp">&lt;</text:span> V.<text:span text:style-name="member0_5f_cpp">size</text:span><text:span text:style-name="symbol0_5f_cpp">()</text:span><text:span text:style-name="symbol4_5f_cpp">;</text:span> <text:span text:style-name="symbol2_5f_cpp">++</text:span>i<text:span text:style-name="symbol0_5f_cpp">)</text:span></text:p>
      <text:p text:style-name="adam_5f_param"/>
      <text:p text:style-name="adam_5f_param_5f_bold">C++ for list</text:p>
      <text:p text:style-name="adam_5f_code_5f_large"><text:span text:style-name="keyword0_5f_cpp">for</text:span> <text:span text:style-name="symbol0_5f_cpp">(</text:span>list<text:span text:style-name="symbol1_5f_cpp">&lt;</text:span>T<text:span text:style-name="symbol1_5f_cpp">&gt;</text:span><text:span text:style-name="symbol4_5f_cpp">::</text:span><text:span text:style-name="member1_5f_cpp">it</text:span> <text:span text:style-name="symbol1_5f_cpp">=</text:span> L.<text:span text:style-name="member0_5f_cpp">begin</text:span><text:span text:style-name="symbol0_5f_cpp">()</text:span>, <text:span text:style-name="keyword3_5f_cpp">size_t</text:span> i <text:span text:style-name="symbol1_5f_cpp">=</text:span> <text:span text:style-name="number_5f_cpp">0</text:span><text:span text:style-name="symbol4_5f_cpp">;</text:span></text:p>
      <text:p text:style-name="adam_5f_code_5f_large"><text:s text:c="4"/>it <text:span text:style-name="symbol3_5f_cpp">!</text:span><text:span text:style-name="symbol1_5f_cpp">=</text:span> L.<text:span text:style-name="member0_5f_cpp">end</text:span><text:span text:style-name="symbol0_5f_cpp">()</text:span><text:span text:style-name="symbol4_5f_cpp">;</text:span></text:p>
      <text:p text:style-name="adam_5f_code_5f_large"><text:s text:c="4"/><text:span text:style-name="symbol2_5f_cpp">++</text:span>it, <text:span text:style-name="symbol2_5f_cpp">++</text:span>i<text:span text:style-name="symbol0_5f_cpp">)</text:span></text:p>
      <text:p text:style-name="adam_5f_param"/>
      <text:p text:style-name="adam_5f_param_5f_bold">Python</text:p>
      <text:p text:style-name="adam_5f_code_5f_large"><text:span text:style-name="keyword0_5f_python">for</text:span> idx, item <text:span text:style-name="keyword0_5f_python">in</text:span> <text:span text:style-name="keyword1_5f_python">enumerate</text:span><text:span text:style-name="symbol0_5f_python">(</text:span>L<text:span text:style-name="symbol0_5f_python">)</text:span></text:p>
      <text:p text:style-name="Standard"/>
      <text:p text:style-name="Standard"/>
      <text:p text:style-name="adam_5f_title_5f_3"/>
      <text:p text:style-name="P2">Loop Through Multiple Lists</text:p>
      <text:p text:style-name="adam_5f_param"/>
      <text:p text:style-name="adam_5f_code_5f_large"><text:bookmark text:name="CA-a744ec5525074c189a99e009aa9b03306e8accb5"/>a = <text:span text:style-name="symbol0_5f_python">[</text:span><text:span text:style-name="string_5f_python">'a1'</text:span>, <text:span text:style-name="string_5f_python">'a2'</text:span>, <text:span text:style-name="string_5f_python">'a3'</text:span><text:span text:style-name="symbol0_5f_python">]</text:span> </text:p>
      <text:p text:style-name="adam_5f_code_5f_large">b = <text:span text:style-name="symbol0_5f_python">[</text:span><text:span text:style-name="string_5f_python">'b1'</text:span>, <text:span text:style-name="string_5f_python">'b2'</text:span><text:span text:style-name="symbol0_5f_python">]</text:span></text:p>
      <text:p text:style-name="adam_5f_param"/>
      <text:p text:style-name="adam_5f_param_5f_bold">C++</text:p>
      <text:p text:style-name="adam_5f_code_5f_large"><text:span text:style-name="keyword0_5f_cpp">for</text:span> <text:span text:style-name="symbol0_5f_cpp">(</text:span>it1 <text:span text:style-name="symbol1_5f_cpp">=</text:span> a.<text:span text:style-name="member0_5f_cpp">begin</text:span><text:span text:style-name="symbol0_5f_cpp">()</text:span>, it2 <text:span text:style-name="symbol1_5f_cpp">=</text:span> b.<text:span text:style-name="member0_5f_cpp">begin</text:span><text:span text:style-name="symbol0_5f_cpp">()</text:span><text:span text:style-name="symbol4_5f_cpp">;</text:span></text:p>
      <text:p text:style-name="adam_5f_code_5f_large"><text:s text:c="4"/>it1 <text:span text:style-name="symbol3_5f_cpp">!</text:span><text:span text:style-name="symbol1_5f_cpp">=</text:span> a.<text:span text:style-name="member0_5f_cpp">end</text:span><text:span text:style-name="symbol0_5f_cpp">()</text:span> <text:span text:style-name="symbol3_5f_cpp">&amp;&amp;</text:span> it2 <text:span text:style-name="symbol3_5f_cpp">!</text:span><text:span text:style-name="symbol1_5f_cpp">=</text:span> b.<text:span text:style-name="member0_5f_cpp">end</text:span><text:span text:style-name="symbol0_5f_cpp">()</text:span><text:span text:style-name="symbol4_5f_cpp">; </text:span><text:span text:style-name="symbol2_5f_cpp">++</text:span>it1, <text:span text:style-name="symbol2_5f_cpp">++</text:span>it2<text:span text:style-name="symbol0_5f_cpp">)</text:span></text:p>
      <text:p text:style-name="adam_5f_param"/>
      <text:p text:style-name="adam_5f_param_5f_bold">Python</text:p>
      <text:p text:style-name="adam_5f_code_5f_large"><text:bookmark text:name="aeaoofnhgocdbnbeljkmbjdmhbcokfdb-mousedown"/><text:bookmark text:name="CA-8421164e551ca6fd05b36d0b5e23640c97244be7"/><text:span text:style-name="keyword0_5f_python">for</text:span> x, y <text:span text:style-name="keyword0_5f_python">in</text:span> <text:span text:style-name="keyword1_5f_python">map</text:span><text:span text:style-name="symbol0_5f_python">(</text:span><text:span text:style-name="keyword1_5f_python">None</text:span>, a, b<text:span text:style-name="symbol0_5f_python">)</text:span></text:p>
      <text:p text:style-name="P9">Or</text:p>
      <text:p text:style-name="adam_5f_code_5f_large"><text:bookmark text:name="aeaoofnhgocdbnbeljkmbjdmhbcokfdb-mousedown1"/><text:bookmark text:name="CA-59d78b9c1b2aa8bee9fce8e3b60ee8aa588a073a"/><text:span text:style-name="keyword0_5f_python">for</text:span> x, y <text:span text:style-name="keyword0_5f_python">in</text:span> <text:span text:style-name="keyword1_5f_python">zip</text:span><text:span text:style-name="symbol0_5f_python">(</text:span>a, b<text:span text:style-name="symbol0_5f_python">)</text:span></text:p>
      <text:p text:style-name="adam_5f_param"/>
      <text:p text:style-name="P1">Higher-order function 高阶函数</text:p>
      <text:p text:style-name="adam_5f_param_5f_bold"/>
      <text:p text:style-name="adam_5f_code_5f_large">Functions that act on or return other functions.</text:p>
      <text:p text:style-name="adam_5f_param"/>
      <text:list xml:id="list101433761132864" text:continue-numbering="true" text:style-name="List_20_1">
        <text:list-item>
          <text:h text:style-name="adam_5f_list_5f_agenda" text:outline-level="1">Map</text:h>
        </text:list-item>
        <text:list-item>
          <text:h text:style-name="adam_5f_list_5f_agenda" text:outline-level="1">Filter</text:h>
        </text:list-item>
        <text:list-item>
          <text:h text:style-name="adam_5f_list_5f_agenda" text:outline-level="1">Reduce (fold)</text:h>
        </text:list-item>
      </text:list>
      <text:p text:style-name="P2">map</text:p>
      <text:p text:style-name="adam_5f_param"/>
      <text:p text:style-name="adam_5f_code_5f_large"><text:span text:style-name="keyword1_5f_python">map</text:span><text:span text:style-name="symbol0_5f_python">(</text:span><text:span text:style-name="keyword1_5f_python">abs</text:span>, <text:span text:style-name="symbol0_5f_python">[</text:span><text:span text:style-name="number_5f_python">1</text:span>, <text:span text:style-name="number_5f_python">-2</text:span>, <text:span text:style-name="number_5f_python">3</text:span>, <text:span text:style-name="number_5f_python">-4</text:span>, <text:span text:style-name="number_5f_python">5</text:span><text:span text:style-name="symbol0_5f_python">])</text:span></text:p>
      <text:p text:style-name="adam_5f_code_5f_large"><text:span text:style-name="comment0_5f_python"># [1, 2, 3, 4, 5]</text:span></text:p>
      <text:p text:style-name="adam_5f_param"/>
      <text:p text:style-name="adam_5f_code_5f_large"><text:span text:style-name="keyword0_5f_python">def</text:span> sortedDictValues<text:span text:style-name="symbol0_5f_python">(</text:span>d<text:span text:style-name="symbol0_5f_python">)</text:span>:</text:p>
      <text:p text:style-name="adam_5f_code_5f_large"><text:s text:c="4"/>keys = d.<text:span text:style-name="member0_5f_python">keys</text:span><text:span text:style-name="symbol0_5f_python">()</text:span></text:p>
      <text:p text:style-name="adam_5f_code_5f_large"><text:s text:c="4"/>keys.<text:span text:style-name="member0_5f_python">sort</text:span><text:span text:style-name="symbol0_5f_python">()</text:span></text:p>
      <text:p text:style-name="adam_5f_code_5f_large"><text:s text:c="4"/><text:span text:style-name="keyword0_5f_python">return</text:span> <text:span text:style-name="keyword1_5f_python">map</text:span><text:span text:style-name="symbol0_5f_python">(</text:span>d.<text:span text:style-name="member0_5f_python">get</text:span>, keys<text:span text:style-name="symbol0_5f_python">)</text:span></text:p>
      <text:p text:style-name="adam_5f_code_5f_large"/>
      <text:p text:style-name="adam_5f_code_5f_large">sortedDictValues<text:span text:style-name="symbol0_5f_python">({</text:span><text:span text:style-name="number_5f_python">3</text:span>: <text:span text:style-name="string_5f_python">"3"</text:span>, <text:span text:style-name="number_5f_python">1</text:span>: <text:span text:style-name="string_5f_python">"1"</text:span>, <text:span text:style-name="number_5f_python">2</text:span>: <text:span text:style-name="string_5f_python">"2"</text:span><text:span text:style-name="symbol0_5f_python">})</text:span></text:p>
      <text:p text:style-name="adam_5f_code_5f_large"><text:span text:style-name="comment0_5f_python"># ['1', '2', '3']</text:span></text:p>
      <text:p text:style-name="adam_5f_param"/>
      <text:p text:style-name="P2">Map (cont.)</text:p>
      <text:p text:style-name="adam_5f_title_5f_3">Transpose two-dimensional arrays</text:p>
      <text:p text:style-name="P6"/>
      <text:p text:style-name="adam_5f_code_5f_large"><text:s text:c="2"/><text:span text:style-name="symbol0_5f_python">[[</text:span><text:span text:style-name="number_5f_python">1</text:span>, <text:span text:style-name="number_5f_python">2</text:span>, <text:span text:style-name="number_5f_python">3</text:span><text:span text:style-name="symbol0_5f_python">]</text:span>, <text:s text:c="15"/><text:span text:style-name="symbol0_5f_python">[[</text:span><text:span text:style-name="number_5f_python">1</text:span>, <text:span text:style-name="number_5f_python">4</text:span>, <text:span text:style-name="number_5f_python">7</text:span><text:span text:style-name="symbol0_5f_python">]</text:span>,</text:p>
      <text:p text:style-name="adam_5f_code_5f_large"><text:s text:c="3"/><text:span text:style-name="symbol0_5f_python">[</text:span><text:span text:style-name="number_5f_python">4</text:span>, <text:span text:style-name="number_5f_python">5</text:span>, <text:span text:style-name="number_5f_python">6</text:span><text:span text:style-name="symbol0_5f_python">]</text:span>, <text:s text:c="6"/><text:span text:style-name="symbol0_5f_python">&gt;&gt;</text:span> <text:s text:c="7"/><text:span text:style-name="symbol0_5f_python">[</text:span><text:span text:style-name="number_5f_python">2</text:span>, <text:span text:style-name="number_5f_python">5</text:span>, <text:span text:style-name="number_5f_python">8</text:span><text:span text:style-name="symbol0_5f_python">]</text:span>,</text:p>
      <text:p text:style-name="adam_5f_code_5f_large"><text:s text:c="3"/><text:span text:style-name="symbol0_5f_python">[</text:span><text:span text:style-name="number_5f_python">7</text:span>, <text:span text:style-name="number_5f_python">8</text:span>, <text:span text:style-name="number_5f_python">9</text:span><text:span text:style-name="symbol0_5f_python">]]</text:span> <text:s text:c="16"/><text:span text:style-name="symbol0_5f_python">[</text:span><text:span text:style-name="number_5f_python">3</text:span>, <text:span text:style-name="number_5f_python">6</text:span>, <text:span text:style-name="number_5f_python">9</text:span><text:span text:style-name="symbol0_5f_python">]]</text:span></text:p>
      <text:p text:style-name="Standard"/>
      <text:p text:style-name="Standard"/>
      <text:p text:style-name="adam_5f_code_5f_large"><text:span text:style-name="keyword1_5f_python">map</text:span><text:span text:style-name="symbol0_5f_python">(</text:span><text:span text:style-name="keyword1_5f_python">list</text:span>, <text:span text:style-name="keyword1_5f_python">zip</text:span><text:span text:style-name="symbol0_5f_python">(*</text:span>arr<text:span text:style-name="symbol0_5f_python">))</text:span></text:p>
      <text:p text:style-name="adam_5f_param"/>
      <text:p text:style-name="adam_5f_param_5f_bold">A note about zip:</text:p>
      <text:p text:style-name="adam_5f_code_5f_large"><text:span text:style-name="keyword1_5f_python">zip</text:span><text:span text:style-name="symbol0_5f_python">(*</text:span>arr<text:span text:style-name="symbol0_5f_python">)</text:span> <text:span text:style-name="comment0_5f_python"># → </text:span></text:p>
      <text:p text:style-name="adam_5f_code_5f_large"><text:span text:style-name="keyword1_5f_python">zip</text:span><text:span text:style-name="symbol0_5f_python">([</text:span><text:span text:style-name="number_5f_python">1</text:span>, <text:span text:style-name="number_5f_python">2</text:span>, <text:span text:style-name="number_5f_python">3</text:span><text:span text:style-name="symbol0_5f_python">]</text:span>, <text:span text:style-name="symbol0_5f_python">[</text:span><text:span text:style-name="number_5f_python">4</text:span>, <text:span text:style-name="number_5f_python">5</text:span>, <text:span text:style-name="number_5f_python">6</text:span><text:span text:style-name="symbol0_5f_python">]</text:span>, <text:span text:style-name="symbol0_5f_python">[</text:span><text:span text:style-name="number_5f_python">7</text:span>, <text:span text:style-name="number_5f_python">8</text:span>, <text:span text:style-name="number_5f_python">9</text:span><text:span text:style-name="symbol0_5f_python">])</text:span> <text:span text:style-name="comment0_5f_python"># →</text:span></text:p>
      <text:p text:style-name="adam_5f_code_5f_large"><text:span text:style-name="symbol0_5f_python">[(</text:span><text:span text:style-name="number_5f_python">1</text:span>, <text:span text:style-name="number_5f_python">4</text:span>, <text:span text:style-name="number_5f_python">7</text:span><text:span text:style-name="symbol0_5f_python">)</text:span>, <text:span text:style-name="symbol0_5f_python">(</text:span><text:span text:style-name="number_5f_python">2</text:span>, <text:span text:style-name="number_5f_python">5</text:span>, <text:span text:style-name="number_5f_python">8</text:span><text:span text:style-name="symbol0_5f_python">)</text:span>, <text:span text:style-name="symbol0_5f_python">(</text:span><text:span text:style-name="number_5f_python">3</text:span>, <text:span text:style-name="number_5f_python">6</text:span>, <text:span text:style-name="number_5f_python">9</text:span><text:span text:style-name="symbol0_5f_python">)]</text:span> <text:span text:style-name="comment0_5f_python"># list of tuples</text:span></text:p>
      <text:p text:style-name="P2">filter</text:p>
      <text:p text:style-name="adam_5f_param"/>
      <text:p text:style-name="adam_5f_code_5f_large"><text:span text:style-name="keyword1_5f_python">filter</text:span><text:span text:style-name="symbol0_5f_python">(</text:span><text:span text:style-name="keyword0_5f_python">lambda</text:span> x: x <text:span text:style-name="symbol0_5f_python">&gt;</text:span> <text:span text:style-name="number_5f_python">0</text:span>, <text:span text:style-name="symbol0_5f_python">[</text:span><text:span text:style-name="number_5f_python">1</text:span>, <text:span text:style-name="number_5f_python">-2</text:span>, <text:span text:style-name="number_5f_python">3</text:span>, <text:span text:style-name="number_5f_python">-4</text:span>, <text:span text:style-name="number_5f_python">5</text:span><text:span text:style-name="symbol0_5f_python">])</text:span></text:p>
      <text:p text:style-name="adam_5f_code_5f_large"><text:span text:style-name="comment0_5f_python"># [1, 3, 5]</text:span></text:p>
      <text:p text:style-name="P10"/>
      <text:p text:style-name="adam_5f_title_5f_3">Find the intersection of two dictionaries</text:p>
      <text:p text:style-name="adam_5f_title_5f_3"/>
      <text:p text:style-name="adam_5f_code_5f_large">d1 = <text:span text:style-name="symbol0_5f_python">{</text:span><text:span text:style-name="number_5f_python">1</text:span>: <text:span text:style-name="string_5f_python">"1"</text:span>, <text:span text:style-name="number_5f_python">2</text:span>: <text:span text:style-name="string_5f_python">"2"</text:span>, <text:span text:style-name="number_5f_python">3</text:span>: <text:span text:style-name="string_5f_python">"3"</text:span><text:span text:style-name="symbol0_5f_python">}</text:span></text:p>
      <text:p text:style-name="adam_5f_code_5f_large">d2 = <text:span text:style-name="symbol0_5f_python">{</text:span><text:span text:style-name="number_5f_python">3</text:span>: <text:span text:style-name="string_5f_python">"3"</text:span>, <text:span text:style-name="number_5f_python">4</text:span>: <text:span text:style-name="string_5f_python">"4"</text:span>, <text:span text:style-name="number_5f_python">5</text:span>: <text:span text:style-name="string_5f_python">"5"</text:span><text:span text:style-name="symbol0_5f_python">}</text:span></text:p>
      <text:p text:style-name="adam_5f_code_5f_large"><text:span text:style-name="keyword1_5f_python">filter</text:span><text:span text:style-name="symbol0_5f_python">(</text:span>d2.<text:span text:style-name="member0_5f_python">has_key</text:span>, d1.<text:span text:style-name="member0_5f_python">keys</text:span><text:span text:style-name="symbol0_5f_python">())</text:span></text:p>
      <text:p text:style-name="adam_5f_code_5f_large"><text:span text:style-name="comment0_5f_python"><text:span text:style-name="T1"># [3]</text:span></text:span></text:p>
      <text:p text:style-name="adam_5f_param"><text:span text:style-name="comment0_5f_python"/></text:p>
      <text:p text:style-name="P2">reduce</text:p>
      <text:p text:style-name="adam_5f_param_5f_bold">Reduce in Python is the <text:span text:style-name="T2">fold</text:span> or <text:span text:style-name="T2">accumulate</text:span> in other languages.</text:p>
      <text:p text:style-name="adam_5f_param"/>
      <text:p text:style-name="adam_5f_code_5f_large"><text:span text:style-name="keyword1_5f_python">reduce</text:span><text:span text:style-name="symbol0_5f_python">(</text:span><text:span text:style-name="keyword2_5f_python">operator</text:span>.<text:span text:style-name="keyword3_5f_python">__add__</text:span>, <text:span text:style-name="symbol0_5f_python">[</text:span><text:span text:style-name="number_5f_python">1</text:span>, <text:span text:style-name="number_5f_python">2</text:span>, <text:span text:style-name="number_5f_python">3</text:span>, <text:span text:style-name="number_5f_python">4</text:span>, <text:span text:style-name="number_5f_python">5</text:span><text:span text:style-name="symbol0_5f_python">])</text:span></text:p>
      <text:p text:style-name="adam_5f_code_5f_large"><text:span text:style-name="comment0_5f_python"># 15</text:span></text:p>
      <text:p text:style-name="adam_5f_code_5f_large"><text:span text:style-name="keyword1_5f_python">reduce</text:span><text:span text:style-name="symbol0_5f_python">(</text:span><text:span text:style-name="keyword2_5f_python">operator</text:span>.<text:span text:style-name="keyword3_5f_python">__mul__</text:span>, <text:span text:style-name="symbol0_5f_python">[</text:span><text:span text:style-name="number_5f_python">1</text:span>, <text:span text:style-name="number_5f_python">2</text:span>, <text:span text:style-name="number_5f_python">3</text:span>, <text:span text:style-name="number_5f_python">4</text:span>, <text:span text:style-name="number_5f_python">5</text:span><text:span text:style-name="symbol0_5f_python">]</text:span>, <text:span text:style-name="number_5f_python">1</text:span><text:span text:style-name="symbol0_5f_python">)</text:span></text:p>
      <text:p text:style-name="adam_5f_code_5f_large"><text:span text:style-name="comment0_5f_python"># 120</text:span></text:p>
      <text:p text:style-name="adam_5f_param"/>
      <text:p text:style-name="adam_5f_param_5f_bold">Flatten a nested sequence:</text:p>
      <text:p text:style-name="adam_5f_code_5f_large"><text:span text:style-name="keyword1_5f_python">reduce</text:span><text:span text:style-name="symbol0_5f_python">(</text:span><text:span text:style-name="keyword1_5f_python">list</text:span>.<text:span text:style-name="keyword3_5f_python">__add__</text:span>, <text:span text:style-name="symbol0_5f_python">[[</text:span><text:span text:style-name="number_5f_python">1</text:span>, <text:span text:style-name="number_5f_python">2</text:span><text:span text:style-name="symbol0_5f_python">]</text:span>, <text:span text:style-name="symbol0_5f_python">[</text:span><text:span text:style-name="number_5f_python">3</text:span><text:span text:style-name="symbol0_5f_python">]</text:span>, <text:span text:style-name="symbol0_5f_python">[</text:span><text:span text:style-name="number_5f_python">4</text:span>, <text:span text:style-name="number_5f_python">5</text:span><text:span text:style-name="symbol0_5f_python">]])</text:span></text:p>
      <text:p text:style-name="adam_5f_code_5f_large"><text:span text:style-name="comment0_5f_python"># [1, 2, 3, 4, 5]</text:span></text:p>
      <text:p text:style-name="adam_5f_param"/>
      <text:p text:style-name="adam_5f_param"/>
      <text:p text:style-name="P1">list comprehension</text:p>
      <text:p text:style-name="adam_5f_param_5f_bold">列表推导, 列表内涵.</text:p>
      <text:list xml:id="list101433781148596" text:continue-numbering="true" text:style-name="List_20_1">
        <text:list-item>
          <text:h text:style-name="adam_5f_list_5f_2" text:outline-level="1">A list comprehension is a <text:span text:style-name="T2">syntactic construct</text:span> for creating a list based on existinglists.</text:h>
        </text:list-item>
        <text:list-item>
          <text:h text:style-name="adam_5f_list_5f_2" text:outline-level="1">It follows the form of the mathematical <text:span text:style-name="T2">set-builder notation</text:span> (set comprehension) as distinct from the use of <text:span text:style-name="T2">map</text:span> and <text:span text:style-name="T2">filter</text:span> functions.</text:h>
        </text:list-item>
      </text:list>
      <text:p text:style-name="adam_5f_param"/>
      <text:p text:style-name="adam_5f_param_5f_bold">Example:</text:p>
      <text:p text:style-name="adam_5f_code_5f_large"><text:bookmark text:name="aeaoofnhgocdbnbeljkmbjdmhbcokfdb-mousedown2"/><text:span text:style-name="symbol0_5f_python">[</text:span>i <text:span text:style-name="keyword0_5f_python">for</text:span> i <text:span text:style-name="keyword0_5f_python">in</text:span> <text:span text:style-name="keyword1_5f_python">range</text:span><text:span text:style-name="symbol0_5f_python">(</text:span><text:span text:style-name="number_5f_python">20</text:span><text:span text:style-name="symbol0_5f_python">)</text:span> <text:span text:style-name="keyword0_5f_python">if</text:span> i<text:span text:style-name="symbol0_5f_python">%</text:span><text:span text:style-name="number_5f_python">2</text:span> == <text:span text:style-name="number_5f_python">0</text:span><text:span text:style-name="symbol0_5f_python">]</text:span></text:p>
      <text:p text:style-name="adam_5f_code_5f_large"><text:span text:style-name="comment0_5f_python"># [0, 2, 4, 6, 8, 10, 12, 14, 16, 18]</text:span></text:p>
      <text:p text:style-name="adam_5f_title_5f_2"/>
      <text:p text:style-name="P2">Python learnt list comprehension from Haskell</text:p>
      <text:p text:style-name="adam_5f_param_5f_bold">Quicksort in Haskell</text:p>
      <text:p text:style-name="adam_5f_code_5f_large"><text:bookmark text:name="internal-source-marker_0.5412992490455508"/>qsort [] <text:span text:style-name="symbol0_5f_haskell">=</text:span> []<text:line-break/>qsort x:xs <text:span text:style-name="symbol0_5f_haskell">=</text:span> qsort [y <text:span text:style-name="symbol0_5f_haskell">|</text:span> y <text:span text:style-name="symbol0_5f_haskell">&lt;-</text:span> xs<text:span text:style-name="symbol0_5f_haskell">,</text:span> y <text:span text:style-name="symbol0_5f_haskell">&lt;</text:span> x]<text:line-break/> <text:s text:c="12"/><text:span text:style-name="symbol0_5f_haskell">++</text:span> [x]<text:line-break/> <text:s text:c="12"/><text:span text:style-name="symbol0_5f_haskell">++</text:span> qsort [y <text:span text:style-name="symbol0_5f_haskell">|</text:span> y <text:span text:style-name="symbol0_5f_haskell">&lt;-</text:span>xs<text:span text:style-name="symbol0_5f_haskell">,</text:span> y <text:span text:style-name="symbol0_5f_haskell">&gt;=</text:span> x]</text:p>
      <text:p text:style-name="adam_5f_param"/>
      <text:p text:style-name="adam_5f_param_5f_bold">Quicksort in Python</text:p>
      <text:p text:style-name="adam_5f_code_5f_large"><text:bookmark text:name="internal-source-marker_0.54129924904555081"/><text:span text:style-name="keyword0_5f_python">def</text:span> qsort<text:span text:style-name="symbol0_5f_python">(</text:span>L<text:span text:style-name="symbol0_5f_python">)</text:span>:</text:p>
      <text:p text:style-name="adam_5f_code_5f_large"><text:s text:c="2"/><text:span text:style-name="keyword0_5f_python">if</text:span> <text:span text:style-name="keyword1_5f_python">len</text:span><text:span text:style-name="symbol0_5f_python">(</text:span>L<text:span text:style-name="symbol0_5f_python">)</text:span> <text:span text:style-name="symbol0_5f_python">&lt;</text:span>= <text:span text:style-name="number_5f_python">1</text:span>: <text:span text:style-name="keyword0_5f_python">return</text:span> L<text:line-break/> <text:s/><text:span text:style-name="keyword0_5f_python">return</text:span> qsort<text:span text:style-name="symbol0_5f_python">([</text:span>x <text:span text:style-name="keyword0_5f_python">for</text:span> x <text:span text:style-name="keyword0_5f_python">in</text:span> L<text:span text:style-name="symbol0_5f_python">[</text:span><text:span text:style-name="number_5f_python">1</text:span>:<text:span text:style-name="symbol0_5f_python">]</text:span> <text:span text:style-name="keyword0_5f_python">if</text:span> x <text:span text:style-name="symbol0_5f_python">&lt;</text:span> L<text:span text:style-name="symbol0_5f_python">[</text:span><text:span text:style-name="number_5f_python">0</text:span><text:span text:style-name="symbol0_5f_python">]])</text:span> + L<text:span text:style-name="symbol0_5f_python">[</text:span><text:span text:style-name="number_5f_python">0</text:span>:<text:span text:style-name="number_5f_python">1</text:span><text:span text:style-name="symbol0_5f_python">]</text:span> +\<text:line-break/> <text:s text:c="3"/>qsort<text:span text:style-name="symbol0_5f_python">([</text:span>x <text:span text:style-name="keyword0_5f_python">for</text:span> x <text:span text:style-name="keyword0_5f_python">in</text:span> L<text:span text:style-name="symbol0_5f_python">[</text:span><text:span text:style-name="number_5f_python">1</text:span>:<text:span text:style-name="symbol0_5f_python">]</text:span> <text:span text:style-name="keyword0_5f_python">if</text:span> x <text:span text:style-name="symbol0_5f_python">&gt;</text:span>= L<text:span text:style-name="symbol0_5f_python">[</text:span><text:span text:style-name="number_5f_python">0</text:span><text:span text:style-name="symbol0_5f_python">]])</text:span></text:p>
      <text:p text:style-name="adam_5f_param_5f_bold"/>
      <text:p text:style-name="adam_5f_param_5f_bold">Don’t use in product code!</text:p>
      <text:p text:style-name="P3">Transpose Two-Dimensional Arrays</text:p>
      <text:p text:style-name="P6"/>
      <text:p text:style-name="adam_5f_code_5f_large"><text:s text:c="2"/><text:span text:style-name="symbol0_5f_python">[[</text:span><text:span text:style-name="number_5f_python">1</text:span>, <text:span text:style-name="number_5f_python">2</text:span>, <text:span text:style-name="number_5f_python">3</text:span><text:span text:style-name="symbol0_5f_python">]</text:span>, <text:s text:c="15"/><text:span text:style-name="symbol0_5f_python">[[</text:span><text:span text:style-name="number_5f_python">1</text:span>, <text:span text:style-name="number_5f_python">4</text:span>, <text:span text:style-name="number_5f_python">7</text:span><text:span text:style-name="symbol0_5f_python">]</text:span>,</text:p>
      <text:p text:style-name="adam_5f_code_5f_large"><text:s text:c="3"/><text:span text:style-name="symbol0_5f_python">[</text:span><text:span text:style-name="number_5f_python">4</text:span>, <text:span text:style-name="number_5f_python">5</text:span>, <text:span text:style-name="number_5f_python">6</text:span><text:span text:style-name="symbol0_5f_python">]</text:span>, <text:s text:c="6"/><text:span text:style-name="symbol0_5f_python">&gt;&gt;</text:span> <text:s text:c="7"/><text:span text:style-name="symbol0_5f_python">[</text:span><text:span text:style-name="number_5f_python">2</text:span>, <text:span text:style-name="number_5f_python">5</text:span>, <text:span text:style-name="number_5f_python">8</text:span><text:span text:style-name="symbol0_5f_python">]</text:span>,</text:p>
      <text:p text:style-name="adam_5f_code_5f_large"><text:s text:c="3"/><text:span text:style-name="symbol0_5f_python">[</text:span><text:span text:style-name="number_5f_python">7</text:span>, <text:span text:style-name="number_5f_python">8</text:span>, <text:span text:style-name="number_5f_python">9</text:span><text:span text:style-name="symbol0_5f_python">]]</text:span> <text:s text:c="16"/><text:span text:style-name="symbol0_5f_python">[</text:span><text:span text:style-name="number_5f_python">3</text:span>, <text:span text:style-name="number_5f_python">6</text:span>, <text:span text:style-name="number_5f_python">9</text:span><text:span text:style-name="symbol0_5f_python">]]</text:span></text:p>
      <text:p text:style-name="Standard"/>
      <text:p text:style-name="adam_5f_param_5f_bold">Use map</text:p>
      <text:p text:style-name="adam_5f_code_5f_large"><text:span text:style-name="keyword1_5f_python">map</text:span><text:span text:style-name="symbol0_5f_python">(</text:span><text:span text:style-name="keyword1_5f_python">list</text:span>, <text:span text:style-name="keyword1_5f_python">zip</text:span><text:span text:style-name="symbol0_5f_python">(*</text:span>arr<text:span text:style-name="symbol0_5f_python">))</text:span></text:p>
      <text:p text:style-name="adam_5f_param"><text:span text:style-name="symbol0_5f_python"/></text:p>
      <text:p text:style-name="adam_5f_param_5f_bold">Use list comprehension</text:p>
      <text:p text:style-name="adam_5f_code_5f_large"><text:span text:style-name="symbol0_5f_python">[[</text:span>r<text:span text:style-name="symbol0_5f_python">[</text:span>col<text:span text:style-name="symbol0_5f_python">]</text:span> <text:span text:style-name="keyword0_5f_python">for</text:span> r <text:span text:style-name="keyword0_5f_python">in</text:span> arr<text:span text:style-name="symbol0_5f_python">]</text:span> <text:span text:style-name="keyword0_5f_python">for</text:span> col <text:span text:style-name="keyword0_5f_python">in</text:span> <text:span text:style-name="keyword1_5f_python">range</text:span><text:span text:style-name="symbol0_5f_python">(</text:span><text:span text:style-name="keyword1_5f_python">len</text:span><text:span text:style-name="symbol0_5f_python">(</text:span>arr<text:span text:style-name="symbol0_5f_python">[</text:span><text:span text:style-name="number_5f_python">0</text:span><text:span text:style-name="symbol0_5f_python">]))]</text:span></text:p>
      <text:p text:style-name="Standard"/>
      <text:p text:style-name="P4">Find the Intersection of Two Dictionaries</text:p>
      <text:p text:style-name="P8"/>
      <text:p text:style-name="adam_5f_param_5f_bold">Use filter</text:p>
      <text:p text:style-name="adam_5f_code_5f_large"><text:span text:style-name="keyword1_5f_python">filter</text:span><text:span text:style-name="symbol0_5f_python">(</text:span>d2.<text:span text:style-name="member0_5f_python">has_key</text:span>, d1.<text:span text:style-name="member0_5f_python">keys</text:span><text:span text:style-name="symbol0_5f_python">())</text:span></text:p>
      <text:p text:style-name="adam_5f_param"><text:span text:style-name="comment0_5f_python"><text:span text:style-name="T1"/></text:span></text:p>
      <text:p text:style-name="P10">Use list comprehension</text:p>
      <text:p text:style-name="adam_5f_code_5f_large"><text:span text:style-name="symbol0_5f_python"><text:span text:style-name="T1">[</text:span></text:span><text:span text:style-name="T1">k </text:span><text:span text:style-name="keyword0_5f_python"><text:span text:style-name="T1">for</text:span></text:span><text:span text:style-name="T1"> k </text:span><text:span text:style-name="keyword0_5f_python"><text:span text:style-name="T1">in</text:span></text:span><text:span text:style-name="T1"> d1 </text:span><text:span text:style-name="keyword0_5f_python"><text:span text:style-name="T1">if</text:span></text:span><text:span text:style-name="T1"> k </text:span><text:span text:style-name="keyword0_5f_python"><text:span text:style-name="T1">in</text:span></text:span><text:span text:style-name="T1"> d2</text:span><text:span text:style-name="symbol0_5f_python"><text:span text:style-name="T1">]</text:span></text:span></text:p>
      <text:p text:style-name="adam_5f_param"><text:span text:style-name="symbol0_5f_python"><text:span text:style-name="T1"/></text:span></text:p>
      <text:p text:style-name="P1">the end.</text:p>
      <text:p text:style-name="adam_5f_title_5f_1">Thank you for your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3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3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size="10.5pt" style:font-name-asian="永中宋体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3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02cm" fo:margin-bottom="0.102cm" style:contextual-spacing="false"/>
      <style:text-properties fo:font-size="10.5pt" fo:font-weight="bold" style:font-name-asian="新宋体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-left="0.61cm" fo:margin-right="0cm" fo:margin-top="0cm" fo:margin-bottom="0.101cm" style:contextual-spacing="false" fo:text-indent="0cm" style:auto-text-indent="false" style:page-number="auto" fo:padding="0.25cm" fo:border-left="0.06pt solid #dc2300" fo:border-right="none" fo:border-top="none" fo:border-bottom="none" style:shadow="none"/>
      <style:text-properties style:font-name="DejaVu Sans Mono" fo:font-size="10.5pt" fo:font-weight="normal" style:font-name-asian="新宋体" style:font-size-asian="10.5pt" style:font-weight-asian="normal" style:font-size-complex="12pt"/>
    </style:style>
    <style:style style:name="未命名1" style:family="paragraph" style:parent-style-name="Text_20_body">
      <style:text-properties fo:font-size="10.5pt" style:font-name-asian="新宋体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199cm" fo:margin-bottom="0.101cm" style:contextual-spacing="false" style:shadow="none" style:writing-mode="lr-tb"/>
      <style:text-properties style:use-window-font-color="true" style:font-name="DejaVu Sans1" fo:font-size="10.5pt" fo:font-weight="normal" style:font-size-asian="10.5pt" style:font-weight-asian="normal" style:font-size-complex="12pt"/>
    </style:style>
    <style:style style:name="adam_5f_title_5f_3" style:display-name="adam_title_3" style:family="paragraph" style:auto-update="true" style:master-page-name="">
      <style:paragraph-properties fo:margin-top="0.203cm" fo:margin-bottom="0.203cm" style:contextual-spacing="false" style:page-number="auto"/>
      <style:text-properties style:font-name="DejaVu Sans Mono1" fo:font-size="10.5pt" fo:font-style="normal" fo:font-weight="bold" style:font-name-asian="宋体" style:font-size-asian="10.5pt" style:font-style-asian="normal" style:font-weight-asian="bold" style:font-size-complex="12pt"/>
    </style:style>
    <style:style style:name="adam_5f_list" style:display-name="adam_list" style:family="paragraph" style:parent-style-name="adam_5f_param" style:auto-update="true" style:list-style-name="List_20_1" style:master-page-name="">
      <style:paragraph-properties fo:margin-left="0.508cm" fo:margin-right="0cm" fo:margin-top="0cm" fo:margin-bottom="0cm" style:contextual-spacing="false" fo:text-indent="0cm" style:auto-text-indent="false" style:page-number="auto" style:writing-mode="lr-tb"/>
      <style:text-properties style:font-name="DejaVu Sans1" fo:font-size="10pt" style:font-size-asian="10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-left="0.051cm" fo:margin-right="0cm" fo:text-indent="0cm" style:auto-text-indent="false"/>
      <style:text-properties fo:font-size="10pt" style:font-size-asian="10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1" style:font-size-asian="10pt" style:font-name-complex="Courier New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51cm" fo:margin-bottom="0.051cm" style:contextual-spacing="false" style:page-number="auto"/>
      <style:text-properties style:font-name="Verdana" fo:font-size="10pt" style:font-size-asian="10pt" style:font-size-complex="12pt"/>
    </style:style>
    <style:style style:name="adam_5f_table_5f_title" style:display-name="adam_table_title" style:family="paragraph" style:parent-style-name="adam_5f_table_5f_param" style:auto-update="true"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auto-update="true" style:default-outline-level="" style:list-style-name="">
      <style:text-properties fo:text-transform="capitalize" fo:font-size="14pt" fo:letter-spacing="0.071cm" style:text-underline-style="none" style:font-name-asian="微软雅黑" style:font-size-asian="14pt" style:font-size-complex="12pt"/>
    </style:style>
    <style:style style:name="adam_5f_title_5f_2" style:display-name="adam_title_2" style:family="paragraph" style:auto-update="true">
      <style:paragraph-properties fo:margin-top="0.199cm" fo:margin-bottom="0.199cm" style:contextual-spacing="false"/>
      <style:text-properties fo:text-transform="capitalize" style:font-name="DejaVu Sans2" fo:font-size="12pt" fo:font-style="italic" fo:font-weight="bold" style:font-name-asian="宋体" style:font-size-asian="12pt" style:font-style-asian="italic" style:font-weight-asian="bold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cm" fo:margin-bottom="0.457cm" style:contextual-spacing="false" fo:line-height="125%" fo:text-align="justify" style:justify-single-word="false" style:page-number="auto" style:writing-mode="lr-tb"/>
      <style:text-properties style:font-name="Arial" fo:font-size="10.5pt" style:font-name-asian="宋体1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-left="0.6cm" fo:margin-right="0cm" fo:margin-top="0.101cm" fo:margin-bottom="0.101cm" style:contextual-spacing="false" fo:text-indent="0cm" style:auto-text-indent="false" fo:padding="0.25cm" fo:border-left="0.06pt solid #800000" fo:border-right="none" fo:border-top="none" fo:border-bottom="none" style:shadow="none" style:writing-mode="lr-tb"/>
      <style:text-properties style:font-name="Verdana" fo:font-size="11pt" fo:font-style="normal" fo:font-weight="normal" style:font-size-asian="11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" fo:font-size="10pt" fo:font-weight="normal" style:font-size-asian="10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size="15pt" style:font-size-asian="14pt" style:font-size-complex="12pt" style:text-scale="91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-left="0.508cm" fo:margin-right="0cm" fo:margin-top="0.199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size="13pt" fo:text-shadow="none" style:font-name-asian="新宋体2" style:font-size-asian="15pt" style:font-weight-asian="bold" style:font-size-complex="12pt"/>
    </style:style>
    <style:style style:name="adam_5f_list_5f_2" style:display-name="adam_list_2" style:family="paragraph" style:auto-update="true" style:default-outline-level="1" style:list-style-name="List_20_1" style:master-page-name="">
      <style:paragraph-properties fo:margin-left="0.508cm" fo:margin-right="0cm" fo:margin-top="0.101cm" fo:margin-bottom="0.101cm" style:contextual-spacing="false" fo:text-indent="0cm" style:auto-text-indent="false" style:page-number="auto" fo:background-color="transparent">
        <style:background-image/>
      </style:paragraph-properties>
      <style:text-properties style:font-name="Verdana" fo:font-size="11pt" style:font-name-asian="宋体1" style:font-size-asian="11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-left="0.499cm" fo:margin-right="0cm" fo:margin-top="0.101cm" fo:margin-bottom="0.101cm" style:contextual-spacing="false" fo:text-indent="0cm" style:auto-text-indent="false"/>
      <style:text-properties style:font-name="DejaVu Sans Mono" fo:font-size="10.5pt" style:font-name-asian="宋体1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199cm" fo:margin-bottom="0.101cm" style:contextual-spacing="false"/>
      <style:text-properties style:font-name="DejaVu Sans1" fo:font-size="10.5pt" style:font-size-asian="10.5pt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auto-update="true">
      <style:paragraph-properties fo:margin-top="0.199cm" fo:margin-bottom="0.199cm" style:contextual-spacing="false"/>
      <style:text-properties fo:color="#dc2300" fo:font-size="10.5pt" fo:font-weight="bold" style:font-size-asian="10.5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-left="0.4cm" fo:margin-right="0cm" fo:text-indent="0cm" style:auto-text-indent="false"/>
      <style:text-properties style:font-name="DejaVu Sans Mono" fo:font-size="10pt" style:font-size-asian="10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am_5f_comments" style:display-name="adam_comments" style:family="paragraph" style:parent-style-name="adam_5f_code" style:auto-update="true" style:master-page-name="">
      <style:paragraph-properties style:page-number="auto" fo:padding="0.25cm" fo:border-left="0.51pt solid #2300dc" fo:border-right="none" fo:border-top="none" fo:border-bottom="none" style:shadow="none"/>
      <style:text-properties fo:font-size="10.5pt" style:font-size-asian="10.5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2pt" fo:font-style="normal" fo:font-weight="normal" style:font-size-asian="10.5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" style:font-name-asian="新宋体1" style:font-name-complex="Courier New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新宋体1" style:font-name-complex="Courier New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omment0_5f_java" style:display-name="comment0_java" style:family="text">
      <style:text-properties fo:color="#666666" fo:font-style="italic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symbol0_5f_haskell" style:display-name="symbol0_haskell" style:family="text">
      <style:text-properties fo:color="#339933" fo:font-style="normal" fo:font-weight="bold"/>
    </style:style>
    <style:style style:name="number_5f_haskell" style:display-name="number_haskell" style:family="text">
      <style:text-properties fo:color="#0000ed" fo:font-style="normal" fo:font-weight="normal"/>
    </style:style>
    <style:style style:name="keyword2_5f_haskell" style:display-name="keyword2_haskell" style:family="text">
      <style:text-properties fo:color="#000000" fo:font-style="normal" fo:font-weight="normal"/>
    </style:style>
    <style:style style:name="keyword3_5f_haskell" style:display-name="keyword3_haskell" style:family="text">
      <style:text-properties fo:color="#cccc00" fo:font-style="normal" fo:font-weight="bold"/>
    </style:style>
    <style:style style:name="comment0_5f_haskell" style:display-name="comment0_haskell" style:family="text">
      <style:text-properties fo:color="#5d478b" fo:font-style="italic" fo:font-weight="normal"/>
    </style:style>
    <style:style style:name="string_5f_haskell" style:display-name="string_haskell" style:family="text">
      <style:text-properties fo:color="#000000" fo:font-style="normal" fo:font-weight="normal"/>
    </style:style>
    <style:style style:name="keyword0_5f_haskell" style:display-name="keyword0_haskell" style:family="text">
      <style:text-properties fo:color="#0066cc" fo:font-style="normal" fo:font-weight="bold"/>
    </style:style>
    <style:style style:name="number_5f_lua" style:display-name="number_lua" style:family="text">
      <style:text-properties fo:color="#cc66cc" fo:font-style="normal" fo:font-weight="normal"/>
    </style:style>
    <style:style style:name="keyword0_5f_lua" style:display-name="keyword0_lua" style:family="text">
      <style:text-properties fo:color="#b1b100" fo:font-style="normal" fo:font-weight="normal"/>
    </style:style>
    <style:style style:name="symbol0_5f_lua" style:display-name="symbol0_lua" style:family="text">
      <style:text-properties fo:color="#66cc66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scheme" style:display-name="keyword0_scheme" style:family="text">
      <style:text-properties fo:color="#b1b100" fo:font-style="normal" fo:font-weight="normal"/>
    </style:style>
    <style:style style:name="symbol0_5f_scheme" style:display-name="symbol0_scheme" style:family="text">
      <style:text-properties fo:color="#66cc66" fo:font-style="normal" fo:font-weight="normal"/>
    </style:style>
    <style:style style:name="number_5f_scheme" style:display-name="number_scheme" style:family="text">
      <style:text-properties fo:color="#cc66cc" fo:font-style="normal" fo:font-weight="normal"/>
    </style:style>
    <style:style style:name="comment0_5f_scheme" style:display-name="comment0_scheme" style:family="text">
      <style:text-properties fo:color="#808080" fo:font-style="italic" fo:font-weight="normal"/>
    </style:style>
    <style:style style:name="comment0_5f_lua" style:display-name="comment0_lua" style:family="text">
      <style:text-properties fo:color="#808080" fo:font-style="italic" fo:font-weight="normal"/>
    </style:style>
    <style:style style:name="number_5f_csharp" style:display-name="number_csharp" style:family="text">
      <style:text-properties fo:color="#ff0000" fo:font-style="normal" fo:font-weight="normal"/>
    </style:style>
    <style:style style:name="keyword0_5f_csharp" style:display-name="keyword0_csharp" style:family="text">
      <style:text-properties fo:color="#0600ff" fo:font-style="normal" fo:font-weight="normal"/>
    </style:style>
    <style:style style:name="keyword3_5f_csharp" style:display-name="keyword3_csharp" style:family="text">
      <style:text-properties fo:color="#ff0000" fo:font-style="normal" fo:font-weight="normal"/>
    </style:style>
    <style:style style:name="symbol0_5f_csharp" style:display-name="symbol0_csharp" style:family="text">
      <style:text-properties fo:color="#008000" fo:font-style="normal" fo:font-weight="normal"/>
    </style:style>
    <style:style style:name="member0_5f_csharp" style:display-name="member0_csharp" style:family="text">
      <style:text-properties fo:color="#0000ff" fo:font-style="normal" fo:font-weight="normal"/>
    </style:style>
    <style:style style:name="comment0_5f_csharp" style:display-name="comment0_csharp" style:family="text">
      <style:text-properties fo:color="#008080" fo:font-style="italic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member1_5f_c" style:display-name="member1_c" style:family="text">
      <style:text-properties fo:color="#202020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string_5f_csharp" style:display-name="string_csharp" style:family="text">
      <style:text-properties fo:color="#666666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295cm" fo:page-height="13.995cm" style:num-format="1" style:print-orientation="landscape" fo:margin-top="0.991cm" fo:margin-bottom="0.991cm" fo:margin-left="2.007cm" fo:margin-right="0.991cm" style:shadow="none" fo:background-color="transparent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><text:page-number text:select-page="current">22</text:page-number> / <text:page-count>2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6T10:52:21</meta:creation-date>
    <dc:date>2013-12-06T10:14:33.583000000</dc:date>
    <meta:editing-duration>P3DT3H50M30S</meta:editing-duration>
    <meta:editing-cycles>2444</meta:editing-cycles>
    <meta:generator>LibreOffice/4.1.2.3$Windows_x86 LibreOffice_project/40b2d7fde7e8d2d7bc5a449dc65df4d08a7dd38</meta:generator>
    <meta:document-statistic meta:table-count="2" meta:image-count="0" meta:object-count="0" meta:page-count="22" meta:paragraph-count="181" meta:word-count="950" meta:character-count="4292" meta:non-whitespace-character-count="3460"/>
  </office:meta>
</office:document-meta>
</file>